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Résultat attendu</text:p>
          </table:table-cell>
          <table:table-cell table:style-name="ce13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0" office:value-type="string" calcext:value-type="string">
            <text:p>Ouvrir sur la page d'accueil du site web dans un navigateur</text:p>
          </table:table-cell>
          <table:table-cell table:style-name="ce10" office:value-type="string" calcext:value-type="string">
            <text:p>Affichage de l'ensemble des produits</text:p>
          </table:table-cell>
          <table:table-cell table:style-name="ce14" office:value-type="string" calcext:value-type="string">
            <text:p>OK / Description erreur</text:p>
          </table:table-cell>
          <table:table-cell table:number-columns-repeated="5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5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5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5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59"/>
        </table:table-row>
        <table:table-row table:style-name="ro2">
          <table:table-cell table:style-name="ce3" office:value-type="string" calcext:value-type="string">
            <text:p>...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59"/>
        </table:table-row>
        <table:table-row table:style-name="ro2" table:number-rows-repeated="14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59"/>
        </table:table-row>
        <table:table-row table:style-name="ro2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59"/>
        </table:table-row>
        <table:table-row table:style-name="ro3" table:number-rows-repeated="104855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14" meta:object-count="0"/>
    <meta:generator>LibreOffice/7.0.3.1$Windows_X86_64 LibreOffice_project/d7547858d014d4cf69878db179d326fc3483e082</meta:generator>
  </office:meta>
</office:document-meta>
</file>